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mbria" svg:font-family="Cambria"/>
    <style:font-face style:name="DejaVu Sans" svg:font-family="'DejaVu Sans'" style:font-family-generic="system" style:font-pitch="variable"/>
    <style:font-face style:name="Helvetica" svg:font-family="Helvetica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OpenSymbol" svg:font-family="OpenSymbol" style:font-charset="x-symbol"/>
    <style:font-face style:name="Times" svg:font-family="Times"/>
    <style:font-face style:name="Times New Roman" svg:font-family="'Times New Roman'"/>
    <style:font-face style:name="Trebuchet MS" svg:font-family="'Trebuchet MS'"/>
    <style:font-face style:name="trebuchet ms" svg:font-family="'trebuchet ms', sans-serif"/>
  </office:font-face-decls>
  <office:automatic-styles>
    <style:style style:name="P1" style:family="paragraph" style:parent-style-name="Standard">
      <style:paragraph-properties style:writing-mode="lr-tb"/>
      <style:text-properties fo:font-size="7pt" fo:language="en" fo:country="US"/>
    </style:style>
    <style:style style:name="P2" style:family="paragraph" style:parent-style-name="Standard">
      <style:paragraph-properties fo:margin-left="0.4165in" fo:margin-right="0in" fo:text-indent="0in" style:auto-text-indent="false" style:writing-mode="lr-tb"/>
      <style:text-properties fo:language="en" fo:country="US"/>
    </style:style>
    <style:style style:name="P3" style:family="paragraph" style:parent-style-name="Standard">
      <style:paragraph-properties style:writing-mode="lr-tb"/>
      <style:text-properties fo:language="en" fo:country="US"/>
    </style:style>
    <style:style style:name="P4" style:family="paragraph" style:parent-style-name="Standard">
      <style:paragraph-properties fo:margin-top="0in" fo:margin-bottom="0.1965in" style:contextual-spacing="false" style:writing-mode="lr-tb"/>
    </style:style>
    <style:style style:name="P5" style:family="paragraph" style:parent-style-name="Standard">
      <style:paragraph-properties style:writing-mode="lr-tb"/>
    </style:style>
    <style:style style:name="P6" style:family="paragraph" style:parent-style-name="Text_20_body" style:list-style-name="L1">
      <style:paragraph-properties fo:margin-top="0in" fo:margin-bottom="0in" style:contextual-spacing="false" style:writing-mode="lr-tb"/>
    </style:style>
    <style:style style:name="P7" style:family="paragraph" style:parent-style-name="Text_20_body" style:list-style-name="L1">
      <style:paragraph-properties fo:margin-left="0in" fo:margin-right="0in" fo:text-indent="0in" style:auto-text-indent="false" style:writing-mode="lr-tb"/>
    </style:style>
    <style:style style:name="P8" style:family="paragraph" style:parent-style-name="Text_20_body">
      <style:paragraph-properties fo:margin-top="0in" fo:margin-bottom="0in" style:contextual-spacing="false" style:writing-mode="lr-tb"/>
    </style:style>
    <style:style style:name="P9" style:family="paragraph" style:parent-style-name="Text_20_body">
      <style:paragraph-properties fo:margin-top="0in" fo:margin-bottom="0in" style:contextual-spacing="false" style:writing-mode="lr-tb"/>
      <style:text-properties fo:language="en" fo:country="US"/>
    </style:style>
    <style:style style:name="P10" style:family="paragraph" style:parent-style-name="Text_20_body">
      <style:paragraph-properties fo:margin-left="0in" fo:margin-right="0in" fo:margin-top="0in" fo:margin-bottom="0in" style:contextual-spacing="false" fo:text-indent="0in" style:auto-text-indent="false" style:writing-mode="lr-tb"/>
      <style:text-properties style:font-name="Times" fo:font-size="7pt" fo:language="en" fo:country="US"/>
    </style:style>
    <style:style style:name="P11" style:family="paragraph" style:parent-style-name="Text_20_body">
      <style:paragraph-properties fo:margin-left="0in" fo:margin-right="0in" fo:margin-top="0in" fo:margin-bottom="0in" style:contextual-spacing="false" fo:text-indent="0in" style:auto-text-indent="false" style:writing-mode="lr-tb"/>
      <style:text-properties style:font-name="Times" fo:font-size="10pt" fo:language="en" fo:country="US"/>
    </style:style>
    <style:style style:name="P12" style:family="paragraph" style:parent-style-name="Text_20_body">
      <style:paragraph-properties style:writing-mode="lr-tb"/>
      <style:text-properties fo:language="en" fo:country="GB"/>
    </style:style>
    <style:style style:name="P13" style:family="paragraph" style:parent-style-name="Text_20_body">
      <style:paragraph-properties fo:margin-left="0in" fo:margin-right="0in" fo:margin-top="0in" fo:margin-bottom="0in" style:contextual-spacing="false" fo:text-indent="0in" style:auto-text-indent="false" style:writing-mode="lr-tb"/>
      <style:text-properties style:font-name="trebuchet ms" fo:font-size="7pt" fo:language="en" fo:country="US" fo:font-style="italic"/>
    </style:style>
    <style:style style:name="P14" style:family="paragraph" style:parent-style-name="Text_20_body">
      <style:paragraph-properties fo:margin-left="0in" fo:margin-right="0in" fo:margin-top="0in" fo:margin-bottom="0in" style:contextual-spacing="false" fo:text-align="justify" style:justify-single-word="false" fo:text-indent="0in" style:auto-text-indent="false" style:writing-mode="lr-tb"/>
      <style:text-properties fo:color="#17365d" loext:opacity="100%"/>
    </style:style>
    <style:style style:name="P15" style:family="paragraph" style:parent-style-name="Text_20_body">
      <style:paragraph-properties fo:margin-left="0.4165in" fo:margin-right="0in" fo:margin-top="0in" fo:margin-bottom="0in" style:contextual-spacing="false" fo:text-align="justify" style:justify-single-word="false" fo:text-indent="0in" style:auto-text-indent="false" style:writing-mode="lr-tb"/>
      <style:text-properties style:font-name="Cambria" fo:font-size="12pt" fo:language="en" fo:country="US"/>
    </style:style>
    <style:style style:name="P16" style:family="paragraph" style:parent-style-name="Text_20_body">
      <style:paragraph-properties style:writing-mode="lr-tb"/>
    </style:style>
    <style:style style:name="T1" style:family="text">
      <style:text-properties fo:font-style="italic"/>
    </style:style>
    <style:style style:name="T2" style:family="text">
      <style:text-properties style:font-name="trebuchet ms"/>
    </style:style>
    <style:style style:name="T3" style:family="text">
      <style:text-properties style:font-name="trebuchet ms" fo:font-style="italic"/>
    </style:style>
    <style:style style:name="T4" style:family="text">
      <style:text-properties style:font-name="trebuchet ms" fo:font-size="7pt"/>
    </style:style>
    <style:style style:name="T5" style:family="text">
      <style:text-properties style:font-name="trebuchet ms" fo:font-size="7pt" fo:language="en" fo:country="US"/>
    </style:style>
    <style:style style:name="T6" style:family="text">
      <style:text-properties style:font-name="trebuchet ms" fo:font-size="7pt" fo:font-style="italic"/>
    </style:style>
    <style:style style:name="T7" style:family="text">
      <style:text-properties fo:font-size="7pt"/>
    </style:style>
    <style:style style:name="T8" style:family="text">
      <style:text-properties fo:font-size="7pt" fo:font-style="italic"/>
    </style:style>
    <style:style style:name="T9" style:family="text">
      <style:text-properties fo:language="en" fo:country="US"/>
    </style:style>
    <style:style style:name="T10" style:family="text">
      <style:text-properties fo:language="en" fo:country="US" fo:font-weight="bold"/>
    </style:style>
    <style:style style:name="T11" style:family="text">
      <style:text-properties fo:language="en" fo:country="US" style:text-underline-style="solid" style:text-underline-width="auto" style:text-underline-color="font-color" fo:font-weight="bold"/>
    </style:style>
    <style:style style:name="T12" style:family="text">
      <style:text-properties fo:language="en" fo:country="US" fo:font-style="italic"/>
    </style:style>
    <style:style style:name="T13" style:family="text">
      <style:text-properties fo:color="#000000" loext:opacity="100%" fo:font-size="10pt" style:text-underline-style="solid" style:text-underline-width="auto" style:text-underline-color="font-color" fo:font-weight="bold"/>
    </style:style>
    <style:style style:name="T14" style:family="text">
      <style:text-properties fo:color="#000000" loext:opacity="100%" fo:font-size="10pt" fo:font-weight="bold"/>
    </style:style>
    <style:style style:name="T15" style:family="text">
      <style:text-properties fo:font-size="14pt"/>
    </style:style>
    <style:style style:name="T16" style:family="text">
      <style:text-properties fo:color="#0000ff" loext:opacity="100%" style:font-name="Trebuchet MS" fo:font-size="8pt" fo:language="en" fo:country="US" style:text-underline-style="solid" style:text-underline-width="auto" style:text-underline-color="font-color"/>
    </style:style>
    <style:style style:name="T17" style:family="text">
      <style:text-properties style:font-name="Cambria" fo:font-size="12pt" fo:language="en" fo:country="US"/>
    </style:style>
    <style:style style:name="T18" style:family="text">
      <style:text-properties style:font-name="Trebuchet MS" fo:font-size="8pt"/>
    </style:style>
    <style:style style:name="T19" style:family="text">
      <style:text-properties fo:font-variant="normal" fo:text-transform="none" style:font-name="Helvetica" fo:font-size="9pt" fo:letter-spacing="normal" fo:language="en" fo:country="US" fo:font-style="normal" fo:font-weight="normal"/>
    </style:style>
    <style:style style:name="T20" style:family="text">
      <style:text-properties fo:color="#17365d" loext:opacity="100%" style:font-name="Trebuchet MS" fo:font-size="8pt" fo:language="en" fo:country="US"/>
    </style:style>
    <style:style style:name="T21" style:family="text">
      <style:text-properties fo:color="#17365d" loext:opacity="100%" style:font-name="Trebuchet MS" fo:font-size="7.5pt" fo:font-style="italic"/>
    </style:style>
    <style:style style:name="T22" style:family="text">
      <style:text-properties fo:color="#17365d" loext:opacity="100%" style:font-name="Times New Roman" fo:font-size="7.5pt" fo:font-style="italic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"[…] <text:span text:style-name="T3">Prétends-tu sonder la profondeur de Dieu, atteindre la perfection du Puissant ?<text:line-break/>Elle est haute comme les cieux : que feras-tu ? plus abyssale que le séjour des morts : qu’en sauras-tu ?<text:line-break/>Plus longue que la terre est son étendue, et plus vaste que la mer !<text:line-break/> S’il vient à passer, s’il emprisonne, s’il convoque en justice, qui l’en détournera ?<text:line-break/> Car lui connaît les hommes de rien, sans peine il discerne le mal. </text:span><text:span text:style-name="T2">L'un des trois amis presse Job de plaider coupable " </text:span></text:p>
      <text:p text:style-name="P5"> <text:span text:style-name="T5">(Jb 11, 1-20)</text:span></text:p>
      <text:p text:style-name="P5"/>
      <text:p text:style-name="P2"><text:span text:style-name="T13">Avant la Lettre de l'ACAT de mai 2024</text:span><text:span text:style-name="T14">..</text:span><text:span text:style-name="T15">.</text:span></text:p>
      <text:p text:style-name="P5"/>
      <text:p text:style-name="P3">Chers amis, chères amies,</text:p>
      <text:p text:style-name="P5"/>
      <text:p text:style-name="P3">Nous espérons que vous vous portez formidablement - tout au moins, le mieux possible, en ces premiers jours de mai . </text:p>
      <text:p text:style-name="P3">Nous ne saurions attendre le 15, les journées de printemps sont si longues et courtes à la fois.</text:p>
      <text:p text:style-name="P5"><text:span text:style-name="T9">D'abord, voici le </text:span><text:a xlink:type="simple" xlink:href="https://www.fiacat.org/publications/rapports-annuels/3215-rapport-d-activite-de-la-fiacat-2023" office:target-frame-name="_blank" xlink:show="new" text:style-name="Internet_20_link" text:visited-style-name="Visited_20_Internet_20_Link"><text:span text:style-name="T9">Rapport de la FIACAT 2023, </text:span></text:a><text:span text:style-name="T9">que nous vous invitons instamment à feuilleter attentivement à l'approche du Conseil international de juin 2024, et les changements importants qui se profilent à cette occasion. </text:span></text:p>
      <text:p text:style-name="P5"/>
      <text:p text:style-name="P5"><text:span text:style-name="T9">Et puis, voici un </text:span><text:a xlink:type="simple" xlink:href="https://raw.githubusercontent.com/Nicolas-Grosjean/acat/main/2024/05/Au_Parlement_de_Gambie_2024_05_Cas.pdf" office:target-frame-name="_blank" xlink:show="new" text:style-name="Internet_20_link" text:visited-style-name="Visited_20_Internet_20_Link"><text:span text:style-name="T10">Appel </text:span></text:a><text:a xlink:type="simple" xlink:href="https://raw.githubusercontent.com/Nicolas-Grosjean/acat/main/2024/05/Au_Parlement_de_Gambie_2024_05_Cas.pdf" office:target-frame-name="_blank" xlink:show="new" text:style-name="Internet_20_link" text:visited-style-name="Visited_20_Internet_20_Link"><text:span text:style-name="T11">atemporel</text:span></text:a><text:span text:style-name="T9"> portant sur la Gambie et qui nous est proposé par l'ACAT Allemagne, qui rebondit sur une campagne de l'ONG Terre des femmes, contre les mutilations génitales féminines, et une</text:span><text:a xlink:type="simple" xlink:href="https://spcommreports.ohchr.org/TMResultsBase/DownLoadPublicCommunicationFile?gId=28935" office:target-frame-name="_blank" xlink:show="new" text:style-name="Internet_20_link" text:visited-style-name="Visited_20_Internet_20_Link"><text:span text:style-name="T9"> lettre de trois rapporteures des Nations unies, datée du 8 avril 2024</text:span></text:a><text:span text:style-name="T9"> au président Barrow. Ici vous pouvez consulter divers liens en rapport avec cet appel.</text:span></text:p>
      <text:p text:style-name="P4"><text:span text:style-name="T9">Voici la lettre </text:span><text:a xlink:type="simple" xlink:href="https://github.com/Nicolas-Grosjean/acat/raw/main/2024/05/English_Gambia_2024_05_lettre.docx" office:target-frame-name="_blank" xlink:show="new" text:style-name="Internet_20_link" text:visited-style-name="Visited_20_Internet_20_Link"><text:span text:style-name="T9">en anglais</text:span></text:a><text:span text:style-name="T9"> et </text:span><text:a xlink:type="simple" xlink:href="https://github.com/Nicolas-Grosjean/acat/raw/main/2024/05/Gambie_2024_05_lettre.docx" office:target-frame-name="_blank" xlink:show="new" text:style-name="Internet_20_link" text:visited-style-name="Visited_20_Internet_20_Link"><text:span text:style-name="T9">en français</text:span></text:a><text:span text:style-name="T9"> et quelques liens se rapportant à cette action: </text:span></text:p>
      <text:list xml:id="list1093791504" text:style-name="L1">
        <text:list-item>
          <text:p text:style-name="P6">  <text:a xlink:type="simple" xlink:href="https://www.unfpa.org/fr/resources/les-mutilations-génitales-féminines-mgf-foire-aux-questions-concernant" office:target-frame-name="_blank" xlink:show="new" text:style-name="Internet_20_link" text:visited-style-name="Visited_20_Internet_20_Link"><text:span text:style-name="T16">https://www.unfpa.org/fr/resources/les-mutilations-g%C3%A9nitales-f%C3%A9minines-mgf-foire-aux-questions-concernant</text:span></text:a></text:p>
        </text:list-item>
        <text:list-item>
          <text:p text:style-name="P6"><text:a xlink:type="simple" xlink:href="https://www.theguardian.com/global-development/2024/feb/02/girls-die-after-fgm-ceremonies-in-sierra-leone" office:target-frame-name="_blank" xlink:show="new" text:style-name="Internet_20_link" text:visited-style-name="Visited_20_Internet_20_Link"><text:span text:style-name="T16">https://www.theguardian.com/global-development/2024/feb/02/girls-die-after-fgm-ceremonies-in-sierra-leone#</text:span></text:a><text:span text:style-name="T17"> </text:span></text:p>
        </text:list-item>
        <text:list-item>
          <text:p text:style-name="P7"><text:a xlink:type="simple" xlink:href="https://www.theguardian.com/society/2024/apr/11/right-to-freedom-from-torture-un-experts-urge-the-gambia-not-to-decriminalise-fgm" office:target-frame-name="_blank" xlink:show="new" text:style-name="Internet_20_link" text:visited-style-name="Visited_20_Internet_20_Link"><text:span text:style-name="T19">https://www.theguardian.com/society/2024/apr/11/right-to-freedom-from-torture-un-experts-urge-the-gambia-not-to-decriminalise-fgm</text:span></text:a><text:span text:style-name="T9"> </text:span></text:p>
        </text:list-item>
      </text:list>
      <text:p text:style-name="P8"><text:span text:style-name="T9">De façon accessoire, voilà aussi, en PJ, une version légèrement amendée de notre action </text:span><text:a xlink:type="simple" xlink:href="https://raw.githubusercontent.com/Nicolas-Grosjean/acat/main/2024/04/Venezuela_2024_04_AU.pdf" text:style-name="Internet_20_link" text:visited-style-name="Visited_20_Internet_20_Link"><text:span text:style-name="T9">concernant le Venezuela (mars 2024)</text:span></text:a><text:span text:style-name="T9">, transformée en </text:span><text:a xlink:type="simple" xlink:href="https://github.com/Nicolas-Grosjean/acat/raw/main/2024/05/2024-04_ACATEUR_Letter%20of%20intervention_ENG.docx" office:target-frame-name="_blank" xlink:show="new" text:style-name="Internet_20_link" text:visited-style-name="Visited_20_Internet_20_Link"><text:span text:style-name="T9">Appel européen,</text:span></text:a><text:span text:style-name="T9"> dans l'hypothèse où vous n'auriez toujours pas envoyé la lettre d'interpellation qui va avec .</text:span></text:p>
      <text:p text:style-name="P8"/>
      <text:p text:style-name="P8"><text:span text:style-name="T9">Enfin, nous vous signalons l'apparition sur le</text:span><text:a xlink:type="simple" xlink:href="https://nuitdesveilleurs.fr/fr/" office:target-frame-name="_blank" xlink:show="new" text:style-name="Internet_20_link" text:visited-style-name="Visited_20_Internet_20_Link"><text:span text:style-name="T9"> site de la Nuit des Veilleurs</text:span></text:a><text:span text:style-name="T9"> des thèmes et documents liés à la NDV de cette année, déclinée sur la phrase </text:span><text:span text:style-name="T12">« Grâce au Christ, la vie a vaincu la mort ». </text:span></text:p>
      <text:p text:style-name="P9">Comme les années antérieures,  nous sommes encouragés à être ces sentinelles et veilleurs sur le chemin de ronde de nos sociétés et entourages. Nous sommes à votre disposition pour vous assister si vous souhaitez mettre sur pied votre Nuit des Veilleurs dans vos quartier, paroisse, <text:span text:style-name="T1">home, </text:span>domicile ou lieux de travail/ résidence. </text:p>
      <text:p text:style-name="P8"/>
      <text:p text:style-name="P9">Bonne préparation de l'Ascension du Seigneur et ensuite, à la Fête de l'Esprit -saint.  </text:p>
      <text:p text:style-name="P9">A votre disposition, je vous salue cordialement et vous dis à très bientôt!</text:p>
      <text:p text:style-name="P8"/>
      <text:p text:style-name="P9">Cécile Auriol</text:p>
      <text:p text:style-name="P9">(coordinatrice ACAT Belgique)</text:p>
      <text:p text:style-name="P12"/>
      <text:p text:style-name="P10">"[…] <text:span text:style-name="T3">Et toi, si tu affermis ton cœur et tends les paumes vers Dieu,</text:span></text:p>
      <text:p text:style-name="P13">si tu écartes le mal dont tu es responsable et n’héberges pas l’injustice sous ta tente,</text:p>
      <text:p text:style-name="P13">alors tu lèveras un visage sans reproche, tu seras ferme et sans crainte.</text:p>
      <text:p text:style-name="P13">Ta peine, tu l’oublieras, tu t’en souviendras comme d’une eau déjà écoulée.</text:p>
      <text:p text:style-name="P13">Plus radieuse que midi ta vie se lèvera, le crépuscule brillera comme le matin.</text:p>
      <text:p text:style-name="P11"><text:span text:style-name="T6">Tu seras confiant car il y aura de l’espoir, et, protégé, tu dormiras tranquille.</text:span><text:span text:style-name="T8"> </text:span><text:span text:style-name="T7">[…] "                   </text:span><text:span text:style-name="T4">(Jb 11, 1-20) </text:span></text:p>
      <text:p text:style-name="P16"><text:span text:style-name="T20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mbria" svg:font-family="Cambria"/>
    <style:font-face style:name="DejaVu Sans" svg:font-family="'DejaVu Sans'" style:font-family-generic="system" style:font-pitch="variable"/>
    <style:font-face style:name="Helvetica" svg:font-family="Helvetica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OpenSymbol" svg:font-family="OpenSymbol" style:font-charset="x-symbol"/>
    <style:font-face style:name="Times" svg:font-family="Times"/>
    <style:font-face style:name="Times New Roman" svg:font-family="'Times New Roman'"/>
    <style:font-face style:name="Trebuchet MS" svg:font-family="'Trebuchet MS'"/>
    <style:font-face style:name="trebuchet ms" svg:font-family="'trebuchet ms', 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13T12:08:01.219791541</meta:creation-date>
    <dc:date>2024-05-13T12:10:04.771184068</dc:date>
    <meta:editing-duration>PT2M4S</meta:editing-duration>
    <meta:editing-cycles>1</meta:editing-cycles>
    <meta:document-statistic meta:table-count="0" meta:image-count="0" meta:object-count="0" meta:page-count="1" meta:paragraph-count="25" meta:word-count="506" meta:character-count="3283" meta:non-whitespace-character-count="2770"/>
    <meta:generator>LibreOffice/7.3.7.2$Linux_X86_64 LibreOffice_project/30$Build-2</meta:generator>
  </office:meta>
</office:document-meta>
</file>